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45.47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3.88mm"/>
    </style:style>
    <style:style style:name="co12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36.48mm"/>
    </style:style>
    <style:style style:name="co14" style:family="table-column">
      <style:table-column-properties fo:break-before="auto" style:column-width="49.55mm"/>
    </style:style>
    <style:style style:name="co15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matières premièer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rine-t80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Farine-t170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tournesol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3.05" calcext:value-type="float">
            <text:p>3,05</text:p>
          </table:table-cell>
        </table:table-row>
      </table:table>
      <table:table table:name="commandes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nneton-1kg-natu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]*[$'banneton 1kg nature'.A4]"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banneton-500g-nature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formula="of:=[.C2]*[$'banneton 500g nature'.A4]"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banneton-1kg-grain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3]*[$'banneton 1kg graines'.A5]" office:value-type="float" office:value="1.03" calcext:value-type="float">
            <text:p>1,03</text:p>
          </table:table-cell>
        </table:table-row>
      </table:table>
      <table:table table:name="pate de base campagn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farine-t80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18.5585585585586" calcext:value-type="float">
            <text:p>18,5586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6" calcext:value-type="float">
            <text:p>0,6</text:p>
          </table:table-cell>
          <table:table-cell table:formula="of:=[.B2]/[.B5]*[.C5]" office:value-type="float" office:value="11.1351351351351" calcext:value-type="float">
            <text:p>11,1351</text:p>
          </table:table-cell>
        </table:table-row>
        <table:table-row table:style-name="ro1">
          <table:table-cell office:value-type="string" calcext:value-type="string">
            <text:p>levain de seigle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3.71171171171171" calcext:value-type="float">
            <text:p>3,7117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0.05" calcext:value-type="float">
            <text:p>0,05</text:p>
          </table:table-cell>
          <table:table-cell table:formula="of:=[.B4]/[.B5]*[.C5]" office:value-type="float" office:value="0.927927927927928" calcext:value-type="float">
            <text:p>0,9279</text:p>
          </table:table-cell>
        </table:table-row>
        <table:table-row table:style-name="ro1">
          <table:table-cell/>
          <table:table-cell table:formula="of:=SUM([.B1:.B4])" office:value-type="float" office:value="1.85" calcext:value-type="float">
            <text:p>1,85</text:p>
          </table:table-cell>
          <table:table-cell table:formula="of:=[$'banneton 1kg nature'.C1]+[$'banneton 500g nature'.C1]+[$'banneton 1kg graines'.C1]" office:value-type="float" office:value="34.3333333333333" calcext:value-type="float">
            <text:p>34,3333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nneton 1kg natur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5.45" calcext:value-type="float">
            <text:p>15,45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commandes.B1]*[$commandes.D1]" office:value-type="float" office:value="15.45" calcext:value-type="float">
            <text:p>15,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2"/>
        </table:table-row>
      </table:table>
      <table:table table:name="banneton 500g natur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0.3" calcext:value-type="float">
            <text:p>10,3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commandes.B2]*[$commandes.D2]" office:value-type="float" office:value="10.3" calcext:value-type="float">
            <text:p>10,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2"/>
        </table:table-row>
      </table:table>
      <table:table table:name="mélange graine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tournesol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1.14444444444444" calcext:value-type="float">
            <text:p>1,1444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0.2" calcext:value-type="float">
            <text:p>0,2</text:p>
          </table:table-cell>
          <table:table-cell table:formula="of:=[.B2]/[.B5]*[.C5]" office:value-type="float" office:value="0.228888888888889" calcext:value-type="float">
            <text:p>0,2289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0.228888888888889" calcext:value-type="float">
            <text:p>0,2289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0.1" calcext:value-type="float">
            <text:p>0,1</text:p>
          </table:table-cell>
          <table:table-cell table:formula="of:=[.B4]/[.B5]*[.C5]" office:value-type="float" office:value="0.114444444444444" calcext:value-type="float">
            <text:p>0,1144</text:p>
          </table:table-cell>
        </table:table-row>
        <table:table-row table:style-name="ro1">
          <table:table-cell/>
          <table:table-cell table:formula="of:=SUM([.B1:.B4])" office:value-type="float" office:value="1.5" calcext:value-type="float">
            <text:p>1,5</text:p>
          </table:table-cell>
          <table:table-cell table:formula="of:=[$'banneton 1kg graines'.C2]" office:value-type="float" office:value="1.71666666666667" calcext:value-type="float">
            <text:p>1,7167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nneton 1kg graines" table:style-name="ta1">
        <table:table-column table:style-name="co14" table:default-cell-style-name="Default"/>
        <table:table-column table:style-name="co1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8.58333333333333" calcext:value-type="float">
            <text:p>8,5833</text:p>
          </table:table-cell>
        </table:table-row>
        <table:table-row table:style-name="ro1">
          <table:table-cell office:value-type="string" calcext:value-type="string">
            <text:p>mélange graines</text:p>
          </table:table-cell>
          <table:table-cell office:value-type="float" office:value="0.2" calcext:value-type="float">
            <text:p>0,2</text:p>
          </table:table-cell>
          <table:table-cell table:formula="of:=[.B2]/[.B3]*[.C3]" office:value-type="float" office:value="1.71666666666667" calcext:value-type="float">
            <text:p>1,7167</text:p>
          </table:table-cell>
        </table:table-row>
        <table:table-row table:style-name="ro1">
          <table:table-cell/>
          <table:table-cell table:formula="of:=SUM([.B1:.B2])" office:value-type="float" office:value="1.2" calcext:value-type="float">
            <text:p>1,2</text:p>
          </table:table-cell>
          <table:table-cell table:formula="of:=[$commandes.B3]*[$commandes.D3]" office:value-type="float" office:value="10.3" calcext:value-type="float">
            <text:p>10,3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2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vain de seigle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arine-t170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1.82350532350532" calcext:value-type="float">
            <text:p>1,8235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1.2" calcext:value-type="float">
            <text:p>1,2</text:p>
          </table:table-cell>
          <table:table-cell table:formula="of:=[.B2]/[.B3]*[.C3]" office:value-type="float" office:value="2.18820638820639" calcext:value-type="float">
            <text:p>2,1882</text:p>
          </table:table-cell>
        </table:table-row>
        <table:table-row table:style-name="ro1">
          <table:table-cell/>
          <table:table-cell table:formula="of:=SUM([.B1:.B2])" office:value-type="float" office:value="2.2" calcext:value-type="float">
            <text:p>2,2</text:p>
          </table:table-cell>
          <table:table-cell table:formula="of:=[$'pate de base campagne'.C3]+0.3" office:value-type="float" office:value="4.01171171171171" calcext:value-type="float">
            <text:p>4,0117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09:29:10.8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1:10:52.019959787</meta:creation-date>
    <dc:date>2019-10-31T09:45:53.858000000</dc:date>
    <meta:editing-duration>PT49M22S</meta:editing-duration>
    <meta:editing-cycles>11</meta:editing-cycles>
    <meta:generator>LibreOffice/6.1.6.3$Windows_X86_64 LibreOffice_project/5896ab1714085361c45cf540f76f60673dd96a72</meta:generator>
    <meta:document-statistic meta:table-count="8" meta:cell-count="85" meta:object-count="0"/>
  </office:meta>
</office:document-meta>
</file>